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6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9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0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1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2" style:family="paragraph" style:parent-style-name="Text_20_body">
      <style:paragraph-properties fo:margin-left="0in" fo:margin-right="0in" fo:margin-top="0in" fo:margin-bottom="0.0201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13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14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15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35b6d60" officeooo:paragraph-rsid="035b6d60" style:font-size-asian="11pt" style:font-size-complex="11pt"/>
    </style:style>
    <style:style style:name="P16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7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18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19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49a297" style:font-size-asian="11pt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3e00b9" officeooo:paragraph-rsid="023e00b9" style:font-size-asian="11pt" style:font-size-complex="11pt"/>
    </style:style>
    <style:style style:name="P2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49a297" style:font-size-asian="11pt" style:font-size-complex="11pt"/>
    </style:style>
    <style:style style:name="P2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503173" officeooo:paragraph-rsid="03503173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fo:font-size="11pt" officeooo:paragraph-rsid="0328ad91" style:font-size-asian="11pt" style:font-size-complex="11pt"/>
    </style:style>
    <style:style style:name="P26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5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6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7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7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officeooo:rsid="00260b39"/>
    </style:style>
    <style:style style:name="T57" style:family="text">
      <style:text-properties officeooo:rsid="00278b3f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137f45c" style:font-weight-asian="normal" style:font-weight-complex="normal"/>
    </style:style>
    <style:style style:name="T60" style:family="text">
      <style:text-properties fo:font-weight="normal" officeooo:rsid="00278b3f" style:font-weight-asian="normal" style:font-weight-complex="normal"/>
    </style:style>
    <style:style style:name="T61" style:family="text">
      <style:text-properties fo:font-weight="normal" officeooo:rsid="02674a71" style:font-weight-asian="normal" style:font-weight-complex="normal"/>
    </style:style>
    <style:style style:name="T62" style:family="text">
      <style:text-properties fo:font-weight="normal" officeooo:rsid="02ce3488" style:font-weight-asian="normal" style:font-weight-complex="normal"/>
    </style:style>
    <style:style style:name="T63" style:family="text">
      <style:text-properties fo:font-weight="normal" officeooo:rsid="02d0d670" style:font-weight-asian="normal" style:font-weight-complex="normal"/>
    </style:style>
    <style:style style:name="T64" style:family="text">
      <style:text-properties fo:font-weight="normal" officeooo:rsid="010209be" style:font-weight-asian="normal" style:font-weight-complex="normal"/>
    </style:style>
    <style:style style:name="T65" style:family="text">
      <style:text-properties fo:font-weight="normal" officeooo:rsid="02a81501" style:font-weight-asian="normal" style:font-weight-complex="normal"/>
    </style:style>
    <style:style style:name="T66" style:family="text">
      <style:text-properties fo:font-weight="normal" officeooo:rsid="03396ad7" style:font-weight-asian="normal" style:font-weight-complex="normal"/>
    </style:style>
    <style:style style:name="T67" style:family="text">
      <style:text-properties fo:font-weight="normal" officeooo:rsid="033189bf" style:font-weight-asian="normal" style:font-weight-complex="normal"/>
    </style:style>
    <style:style style:name="T68" style:family="text">
      <style:text-properties fo:font-weight="normal" officeooo:rsid="0349a297" style:font-weight-asian="normal" style:font-weight-complex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79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80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81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82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83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84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85" style:family="text">
      <style:text-properties style:text-underline-style="none" fo:font-weight="normal" style:font-weight-asian="normal" style:font-weight-complex="normal"/>
    </style:style>
    <style:style style:name="T86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87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88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89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90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91" style:family="text">
      <style:text-properties officeooo:rsid="003b8c87" style:font-name-complex="Arial1"/>
    </style:style>
    <style:style style:name="T92" style:family="text">
      <style:text-properties officeooo:rsid="00a98c5f" style:font-name-complex="Arial1"/>
    </style:style>
    <style:style style:name="T93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97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98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99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00" style:family="text">
      <style:text-properties style:font-name="Times New Roman" fo:font-weight="bold" style:font-weight-asian="bold" style:font-weight-complex="bold"/>
    </style:style>
    <style:style style:name="T101" style:family="text">
      <style:text-properties style:font-name="Times New Roman" fo:font-weight="bold" officeooo:rsid="023ac0bd" style:font-weight-asian="bold" style:font-weight-complex="bold"/>
    </style:style>
    <style:style style:name="T102" style:family="text">
      <style:text-properties style:font-name="Times New Roman" fo:font-weight="normal" officeooo:rsid="0335ba22" style:font-name-asian="TimesNewRomanPSMT" style:font-weight-asian="normal" style:font-name-complex="TimesNewRomanPSMT" style:font-weight-complex="normal"/>
    </style:style>
    <style:style style:name="T103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04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05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06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07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08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09" style:family="text">
      <style:text-properties style:font-name="Times New Roman" fo:letter-spacing="0.002in" officeooo:rsid="023ac0bd"/>
    </style:style>
    <style:style style:name="T110" style:family="text">
      <style:text-properties style:font-name="Times New Roman" fo:letter-spacing="0.002in" officeooo:rsid="02c940cf"/>
    </style:style>
    <style:style style:name="T111" style:family="text">
      <style:text-properties style:font-name="Times New Roman" fo:letter-spacing="0.002in" officeooo:rsid="015f885d"/>
    </style:style>
    <style:style style:name="T112" style:family="text">
      <style:text-properties style:font-name="Times New Roman" fo:letter-spacing="0.002in" officeooo:rsid="0307f9f1"/>
    </style:style>
    <style:style style:name="T113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14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15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16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17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18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19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20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21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22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23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24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25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26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27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28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29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30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31" style:family="text">
      <style:text-properties style:font-name="Times New Roman" fo:language="en" fo:country="GB" fo:font-style="normal" style:text-underline-style="none" fo:font-weight="normal" officeooo:rsid="06fddb6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2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33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34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35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36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37" style:family="text">
      <style:text-properties officeooo:rsid="00d92337"/>
    </style:style>
    <style:style style:name="T138" style:family="text">
      <style:text-properties officeooo:rsid="0137f45c"/>
    </style:style>
    <style:style style:name="T139" style:family="text">
      <style:text-properties officeooo:rsid="01f65f19"/>
    </style:style>
    <style:style style:name="T140" style:family="text">
      <style:text-properties officeooo:rsid="02ccee6b"/>
    </style:style>
    <style:style style:name="T141" style:family="text">
      <style:text-properties officeooo:rsid="02ce3488"/>
    </style:style>
    <style:style style:name="T142" style:family="text">
      <style:text-properties officeooo:rsid="03271583"/>
    </style:style>
    <style:style style:name="T143" style:family="text">
      <style:text-properties officeooo:rsid="033189bf"/>
    </style:style>
    <style:style style:name="T144" style:family="text">
      <style:text-properties fo:font-size="12pt" style:font-size-asian="12pt" style:font-size-complex="12pt"/>
    </style:style>
    <style:style style:name="T145" style:family="text">
      <style:text-properties officeooo:rsid="0349a297"/>
    </style:style>
    <style:style style:name="T146" style:family="text">
      <style:text-properties officeooo:rsid="034b463a"/>
    </style:style>
    <style:style style:name="T147" style:family="text">
      <style:text-properties officeooo:rsid="035170a6"/>
    </style:style>
    <style:style style:name="T148" style:family="text">
      <style:text-properties fo:font-style="italic" style:text-underline-style="none" officeooo:rsid="00391b97" style:font-style-asian="italic" style:font-style-complex="italic"/>
    </style:style>
    <style:style style:name="T149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4">Curriculum vitae<text:tab/><text:tab/><text:tab/><text:tab/><text:tab/><text:tab/><text:tab/></text:span><text:tab/><text:tab/></text:p>
      <text:p text:style-name="P10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1"><text:span text:style-name="T111">ORCID: 0000-0001-5537-637X </text:span><text:span text:style-name="T112">| </text:span><text:span text:style-name="T109">R</text:span><text:span text:style-name="T110">esearch website: http://www.iki.fi/Leo.Lahti</text:span></text:p>
      <text:p text:style-name="P7"><text:span text:style-name="T101">E</text:span><text:span text:style-name="T100">ducation</text:span></text:p>
      <text:p text:style-name="P3"><text:span text:style-name="T59">9/</text:span><text:span text:style-name="T58">20</text:span><text:span text:style-name="T60">15 </text:span><text:span text:style-name="T63">Title of </text:span><text:span text:style-name="T61">Docent </text:span><text:span text:style-name="T62">(Applied Mathematics)</text:span>, University of <text:span text:style-name="T57">Turku, Finland.</text:span></text:p>
      <text:p text:style-name="P4"><text:span text:style-name="T138">12/2010 </text:span>Doctor of Science <text:span text:style-name="T139">in </text:span>Technology <text:span text:style-name="T141">(Bioinformatics)</text:span>, <text:span text:style-name="T56">Aalto University</text:span>, <text:span text:style-name="T140">Finland</text:span><text:span text:style-name="T91">. </text:span></text:p>
      <text:p text:style-name="P4"><text:span text:style-name="T138">12/2003 </text:span>Master of Science <text:span text:style-name="T139">in </text:span>Technology <text:span text:style-name="T141">(Engineering Mathematics)</text:span>, <text:span text:style-name="T56">Helsinki Univ. Technology</text:span>, <text:span text:style-name="T140">Finland</text:span><text:span text:style-name="T92">. </text:span></text:p>
      <text:p text:style-name="P8"><text:span text:style-name="T137">7/2008 Bachelor </text:span>of Science <text:span text:style-name="T139">in Political Sciences (Practical Philosophy)</text:span>, <text:span text:style-name="T56">University of Helsinki</text:span>, <text:span text:style-name="T140">Finland.</text:span></text:p>
      <text:p text:style-name="P2">Current <text:span text:style-name="T142">positions</text:span></text:p>
      <text:p text:style-name="P22"><text:span text:style-name="T145">8/2019</text:span>- <text:s/><text:span text:style-name="T145">Associate Professor. </text:span><text:span text:style-name="T58">University of Turku. </text:span><text:span text:style-name="T68">Department of Future Technologies</text:span><text:span text:style-name="T85">. </text:span></text:p>
      <text:p text:style-name="P16">6/2019- Turku City Data Oy Board member and scientific advisor (from founding date). <text:s/></text:p>
      <text:p text:style-name="P24"><text:span text:style-name="T132">4/2017- </text:span><text:span text:style-name="T133">S</text:span><text:span text:style-name="T134">cientific advisor, </text:span><text:span text:style-name="T135">Machine Learning &amp; AI. </text:span><text:span text:style-name="T134">Blueprint Genetics </text:span><text:span text:style-name="T136">Co. </text:span><text:span text:style-name="T133">Finland.</text:span><text:span text:style-name="T135"> </text:span></text:p>
      <text:p text:style-name="P20">9/2016-<text:span text:style-name="T146">7</text:span>/20<text:span text:style-name="T146">19</text:span> <text:span text:style-name="T143">Group leader </text:span><text:span text:style-name="T67">&amp; </text:span><text:span text:style-name="T58">Academy Research Fellow. University of Turku. Mathematics and Statistics. </text:span></text:p>
      <text:p text:style-name="P21"/>
      <text:p text:style-name="P23">International experience</text:p>
      <text:p text:style-name="P21">12/2015-8/2018 (2.5 years) Visiting scholar. <text:span text:style-name="T147">Raes Lab. </text:span>VIB/KU Leuven, Belgium. <text:s/></text:p>
      <text:p text:style-name="P5"><text:span text:style-name="T22">9/</text:span><text:span text:style-name="T23">2012-</text:span><text:span text:style-name="T22">8/</text:span><text:span text:style-name="T23">2015 </text:span><text:span text:style-name="T24">(</text:span><text:span text:style-name="T25">3 years</text:span><text:span text:style-name="T24">) </text:span><text:span text:style-name="T23">Academy of Finland </text:span><text:span text:style-name="T26">Postdoc</text:span><text:span text:style-name="T23">.</text:span><text:span text:style-name="T25"> </text:span><text:span text:style-name="T27">Univ. </text:span><text:span text:style-name="T64">Helsinki </text:span><text:span text:style-name="T65">&amp; </text:span><text:span text:style-name="T70">Wageningen </text:span><text:span text:style-name="T71">(Netherlands)</text:span><text:span text:style-name="T72">. </text:span></text:p>
      <text:p text:style-name="P13"><text:span text:style-name="T73">1</text:span><text:span text:style-name="T72">1/2010-1/2011 </text:span><text:span text:style-name="T74">(3 months) </text:span><text:span text:style-name="T72">European Bioinformatics Institute EBI, UK. </text:span><text:span text:style-name="T28">Visiting </text:span><text:span text:style-name="T23">scholar.</text:span><text:span text:style-name="T29"> </text:span></text:p>
      <text:p text:style-name="P12"><text:span text:style-name="T72">7/2002 </text:span><text:span text:style-name="T75">(1.5 months) </text:span><text:span text:style-name="T76">Croatian </text:span><text:span text:style-name="T77">Meteorological Institute, Zagreb, Croatia. </text:span><text:span text:style-name="T72">Summer trainee. </text:span><text:span text:style-name="T77"><text:s/></text:span><text:span text:style-name="T72"><text:s/></text:span></text:p>
      <text:p text:style-name="P13"><text:span text:style-name="T72">6/2001-8/2001 </text:span><text:span text:style-name="T74">(3 months) </text:span><text:span text:style-name="T72">CERN, Geneva, Switzerland. Research trainee.</text:span></text:p>
      <text:p text:style-name="P15"><text:span text:style-name="T72">9-</text:span><text:span text:style-name="T69">10/2000 (2 months) Dakshinayan, Bihar, India. Volunteering teacher in a rural village.</text:span></text:p>
      <text:p text:style-name="P26"><text:span text:style-name="T2">Fellowships and awards in the last 5 years </text:span><text:span text:style-name="T148">Major </text:span><text:span text:style-name="T149">awards:</text:span><text:span text:style-name="T83">Academy of Finland </text:span><text:span text:style-name="T84">Research F</text:span><text:span text:style-name="T83">ellow</text:span><text:span text:style-name="T78"> (</text:span><text:span text:style-name="T82">1.14M</text:span><text:span text:style-name="T81">e; </text:span><text:span text:style-name="T80">9/</text:span><text:span text:style-name="T81">201</text:span><text:span text:style-name="T79">6</text:span><text:span text:style-name="T81">-</text:span><text:span text:style-name="T80">8/</text:span><text:span text:style-name="T81">20</text:span><text:span text:style-name="T79">21</text:span><text:span text:style-name="T78">); </text:span><text:span text:style-name="T93">201</text:span><text:span text:style-name="T94">7</text:span><text:span text:style-name="T93"> Open </text:span><text:span text:style-name="T95">S</text:span><text:span text:style-name="T93">cience award </text:span><text:span text:style-name="T96">by</text:span><text:span text:style-name="T93"> Ministry of Education and Culture</text:span><text:span text:style-name="T86"> </text:span><text:span text:style-name="T90">f</text:span><text:span text:style-name="T86">or </text:span><text:span text:style-name="T87">Open Knowledge Finland Open Science work group, </text:span><text:span text:style-name="T89">where</text:span><text:span text:style-name="T87"> I am founding member, first coordinator, and </text:span><text:span text:style-name="T88">active </text:span><text:span text:style-name="T89">contributor</text:span><text:span text:style-name="T87">.</text:span></text:p>
      <text:p text:style-name="P9"><text:span text:style-name="T3">S</text:span><text:span text:style-name="T1">upervision </text:span><text:span text:style-name="T3">of graduate students and research fellows </text:span><text:span text:style-name="T66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30">.</text:span></text:p>
      <text:list xml:id="list975335186" text:style-name="RTF_5f_Num_20_3">
        <text:list-item>
          <text:p text:style-name="P17">Community service</text:p>
        </text:list-item>
        <text:list-item>
          <text:p text:style-name="P18"><text:span text:style-name="T113">2018- </text:span><text:span text:style-name="T114">Editor</text:span><text:span text:style-name="T115">ial board.</text:span><text:span text:style-name="T114"> </text:span><text:span text:style-name="T116">Frontiers in Microbiology </text:span><text:span text:style-name="T117">(2019-) </text:span><text:span text:style-name="T116">&amp; </text:span><text:span text:style-name="T114">Versus </text:span><text:span text:style-name="T118">Journal </text:span><text:span text:style-name="T117">(2018-)</text:span><text:span text:style-name="T37">. </text:span></text:p>
        </text:list-item>
        <text:list-item>
          <text:p text:style-name="P19"><text:span text:style-name="T103">12/</text:span><text:span text:style-name="T104">2016 </text:span><text:span text:style-name="T103">(</text:span><text:span text:style-name="T97">Int’</text:span><text:span text:style-name="T98">l</text:span><text:span text:style-name="T99">) </text:span><text:span text:style-name="T103">Conference </text:span><text:span text:style-name="T104">Philosophy and History of Open Science. </text:span><text:span text:style-name="T108">O</text:span><text:span text:style-name="T105">rganiz</text:span><text:span text:style-name="T108">ing committee</text:span><text:span text:style-name="T104">.</text:span></text:p>
        </text:list-item>
        <text:list-item>
          <text:p text:style-name="P19"><text:span text:style-name="T103">3/</text:span><text:span text:style-name="T104">2</text:span><text:span text:style-name="T103">018 </text:span><text:span text:style-name="T31">D</text:span><text:span text:style-name="T32">igital Humanities in the Nordics</text:span><text:span text:style-name="T33">. </text:span><text:span text:style-name="T107">P</text:span><text:span text:style-name="T106">rogram </text:span><text:span text:style-name="T104">committee</text:span><text:span text:style-name="T32"> </text:span><text:span text:style-name="T34">(Open Science chair).</text:span></text:p>
        </text:list-item>
        <text:list-item>
          <text:p text:style-name="P19"><text:span text:style-name="T34">9/2018 </text:span><text:span text:style-name="T31">European Conference Machine Learning &amp; Knowledge Discovery</text:span><text:span text:style-name="T35">. </text:span><text:span text:style-name="T34">Program committee</text:span><text:span text:style-name="T36">.</text:span></text:p>
        </text:list-item>
        <text:list-item>
          <text:p text:style-name="P19"><text:span text:style-name="T38">9/2017 </text:span><text:span text:style-name="T39">European Conference Machine Learning &amp; Knowledge Discovery</text:span><text:span text:style-name="T40">. </text:span><text:span text:style-name="T38">Program committee</text:span><text:span text:style-name="T41">.</text:span></text:p>
        </text:list-item>
        <text:list-item>
          <text:p text:style-name="P18"><text:span text:style-name="T119">201</text:span><text:span text:style-name="T120">3</text:span><text:span text:style-name="T121">-1</text:span><text:span text:style-name="T120">5 </text:span><text:span text:style-name="T122">Found</text:span><text:span text:style-name="T123">er</text:span><text:span text:style-name="T122"> </text:span><text:span text:style-name="T124">&amp;</text:span><text:span text:style-name="T122"> </text:span><text:span text:style-name="T120">coordinator. </text:span><text:span text:style-name="T122">Open Knowledge Finland </text:span><text:span text:style-name="T125">ry. </text:span><text:span text:style-name="T122">Open Science Work Group. </text:span><text:span text:style-name="T126">Finland.</text:span></text:p>
        </text:list-item>
        <text:list-item>
          <text:p text:style-name="P18"><text:span text:style-name="T127">2009-10 Board member, </text:span><text:span text:style-name="T126">PR &amp; </text:span><text:span text:style-name="T128">v</text:span><text:span text:style-name="T127">ice pres</text:span><text:span text:style-name="T129">ident</text:span><text:span text:style-name="T127">. </text:span><text:span text:style-name="T130">Society for Bioinformatics</text:span><text:span text:style-name="T127">. </text:span><text:span text:style-name="T126">Finland.</text:span></text:p>
          <text:list>
            <text:list-item>
              <text:list>
                <text:list-item>
                  <text:p text:style-name="P25"><text:span text:style-name="T131"><text:s/></text:span></text:p>
                </text:list-item>
              </text:list>
            </text:list-item>
          </text:list>
        </text:list-item>
      </text:list>
      <text:p text:style-name="P6"><text:span text:style-name="T42">Bibliographic information </text:span><text:span text:style-name="T45">60</text:span><text:span text:style-name="T43">+ peer-reviewed publications; h-index </text:span><text:span text:style-name="T45">20</text:span><text:span text:style-name="T43">; </text:span><text:span text:style-name="T45">20</text:span><text:span text:style-name="T43">00+ citations; </text:span><text:span text:style-name="T44">150+ co-authors; </text:span><text:span text:style-name="T102">8</text:span><text:span text:style-name="T55">0+ </text:span><text:span text:style-name="T51">academic </text:span><text:span text:style-name="T54">presentations </text:span><text:span text:style-name="T53">and </text:span><text:span text:style-name="T47">workshops </text:span><text:span text:style-name="T51">in </text:span><text:span text:style-name="T52">15+ countries</text:span><text:span text:style-name="T46">. </text:span><text:span text:style-name="T48">Developer of 10+ mature open research software projects </text:span><text:span text:style-name="T50">(bioinformatics, machine learning, open data) </text:span><text:span text:style-name="T49">with altogether tens of thousands of </text:span><text:span text:style-name="T50">annual </text:span><text:span text:style-name="T49">downloads</text:span><text:span text:style-name="T4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6.2$Linux_X86_64 LibreOffice_project/20$Build-2</meta:generator>
    <dc:date>2019-09-03T04:38:19.732648679</dc:date>
    <meta:editing-duration>PT18H43M15S</meta:editing-duration>
    <meta:editing-cycles>619</meta:editing-cycles>
    <meta:document-statistic meta:table-count="0" meta:image-count="0" meta:object-count="0" meta:page-count="1" meta:paragraph-count="32" meta:word-count="376" meta:character-count="2918" meta:non-whitespace-character-count="2547"/>
  </office:meta>
</office:document-meta>
</file>